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1.905cm" svg:x="0.735cm" svg:y="0.1cm">
          <text:p text:style-name="P1"><text:span text:style-name="T1">Evaluate exprr+0 or expri+1 and then exprt+0, exprb+0, and exprf+0 in order writte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0.735cm" svg:y="2.64cm">
          <text:p text:style-name="P1"><text:span text:style-name="T1">Assign start value to control variab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0.735cm" svg:y="4.545cm">
          <text:p text:style-name="P1"><text:span text:style-name="T1">Use TO value (exprt) ti test control variable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0.735cm" svg:y="7.085cm">
          <text:p text:style-name="P1"><text:span text:style-name="T1">Use count of iterations (exprr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0.735cm" svg:y="9.625cm">
          <text:p text:style-name="P1"><text:span text:style-name="T1">Use FOR value (exprf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0.735cm" svg:y="11.53cm">
          <text:p text:style-name="P1"><text:span text:style-name="T1">Use WHILE expression (exprw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0.735cm" svg:y="14.07cm">
          <text:p text:style-name="P1"><text:span text:style-name="T1">Process instructions in the DO/LOOP group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0.735cm" svg:y="15.975cm">
          <text:p text:style-name="P1"><text:span text:style-name="T1">Use UNTIL expression (expru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0.735cm" svg:y="18.515cm">
          <text:p text:style-name="P1"><text:span text:style-name="T1">Use BY value (exprb) to update control variable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45cm" svg:y1="2.005cm" svg:x2="4.545cm" svg:y2="2.64cm">
          <text:p/>
        </draw:line>
        <draw:line draw:style-name="gr2" draw:text-style-name="P3" draw:layer="layout" svg:x1="4.545cm" svg:y1="3.91cm" svg:x2="4.545cm" svg:y2="4.545cm">
          <text:p/>
        </draw:line>
        <draw:line draw:style-name="gr2" draw:text-style-name="P3" draw:layer="layout" svg:x1="4.545cm" svg:y1="6.45cm" svg:x2="4.545cm" svg:y2="7.085cm">
          <text:p/>
        </draw:line>
        <draw:line draw:style-name="gr2" draw:text-style-name="P3" draw:layer="layout" svg:x1="4.545cm" svg:y1="8.99cm" svg:x2="4.545cm" svg:y2="9.625cm">
          <text:p/>
        </draw:line>
        <draw:line draw:style-name="gr2" draw:text-style-name="P3" draw:layer="layout" svg:x1="4.545cm" svg:y1="10.895cm" svg:x2="4.545cm" svg:y2="11.53cm">
          <text:p/>
        </draw:line>
        <draw:line draw:style-name="gr2" draw:text-style-name="P3" draw:layer="layout" svg:x1="4.545cm" svg:y1="13.435cm" svg:x2="4.545cm" svg:y2="14.07cm">
          <text:p/>
        </draw:line>
        <draw:line draw:style-name="gr2" draw:text-style-name="P3" draw:layer="layout" svg:x1="4.545cm" svg:y1="15.34cm" svg:x2="4.545cm" svg:y2="15.975cm">
          <text:p/>
        </draw:line>
        <draw:line draw:style-name="gr2" draw:text-style-name="P3" draw:layer="layout" svg:x1="4.545cm" svg:y1="17.88cm" svg:x2="4.545cm" svg:y2="18.515cm">
          <text:p/>
        </draw:line>
        <draw:line draw:style-name="gr2" draw:text-style-name="P3" draw:layer="layout" svg:x1="0.1cm" svg:y1="5.18cm" svg:x2="0.735cm" svg:y2="5.18cm">
          <text:p/>
        </draw:line>
        <draw:line draw:style-name="gr3" draw:text-style-name="P3" draw:layer="layout" svg:x1="0.1cm" svg:y1="5.18cm" svg:x2="0.1cm" svg:y2="20.42cm">
          <text:p/>
        </draw:line>
        <draw:line draw:style-name="gr3" draw:text-style-name="P3" draw:layer="layout" svg:x1="0.1cm" svg:y1="20.42cm" svg:x2="4.545cm" svg:y2="20.42cm">
          <text:p/>
        </draw:line>
        <draw:line draw:style-name="gr3" draw:text-style-name="P3" draw:layer="layout" svg:x1="4.545cm" svg:y1="19.785cm" svg:x2="4.545cm" svg:y2="20.42cm">
          <text:p/>
        </draw:line>
        <draw:line draw:style-name="gr2" draw:text-style-name="P3" draw:layer="layout" svg:x1="9.625cm" svg:y1="5.18cm" svg:x2="10.895cm" svg:y2="5.18cm">
          <text:p/>
        </draw:line>
        <draw:line draw:style-name="gr2" draw:text-style-name="P3" draw:layer="layout" svg:x1="9.625cm" svg:y1="7.72cm" svg:x2="10.895cm" svg:y2="7.72cm">
          <text:p/>
        </draw:line>
        <draw:line draw:style-name="gr2" draw:text-style-name="P3" draw:layer="layout" svg:x1="9.625cm" svg:y1="10.26cm" svg:x2="10.895cm" svg:y2="10.26cm">
          <text:p/>
        </draw:line>
        <draw:line draw:style-name="gr2" draw:text-style-name="P3" draw:layer="layout" svg:x1="9.625cm" svg:y1="12.165cm" svg:x2="10.895cm" svg:y2="12.165cm">
          <text:p/>
        </draw:line>
        <draw:line draw:style-name="gr2" draw:text-style-name="P3" draw:layer="layout" svg:x1="9.625cm" svg:y1="16.61cm" svg:x2="10.895cm" svg:y2="16.61cm">
          <text:p/>
        </draw:line>
        <draw:frame draw:style-name="gr4" draw:text-style-name="P5" draw:layer="layout" svg:width="5.715cm" svg:height="1.905cm" svg:x="10.895cm" svg:y="4.545cm">
          <draw:text-box>
            <text:p text:style-name="P4"><text:span text:style-name="T1">Discontinue processing of DO/LOOP group if TO value is exceeded.</text:span></text:p>
          </draw:text-box>
        </draw:frame>
        <draw:frame draw:style-name="gr4" draw:text-style-name="P5" draw:layer="layout" svg:width="5.715cm" svg:height="1.905cm" svg:x="10.895cm" svg:y="7.085cm">
          <draw:text-box>
            <text:p text:style-name="P4"><text:span text:style-name="T1">Discontinue processing of DO/LOOP group if number of iterations is exceeded.</text:span></text:p>
          </draw:text-box>
        </draw:frame>
        <draw:frame draw:style-name="gr4" draw:text-style-name="P5" draw:layer="layout" svg:width="5.715cm" svg:height="1.995cm" svg:x="10.895cm" svg:y="9.625cm">
          <draw:text-box>
            <text:p text:style-name="P4"><text:span text:style-name="T1">Discontinue processing of DO/LOOP group if FOR value (number of iterations through the loop is exceeded.</text:span></text:p>
          </draw:text-box>
        </draw:frame>
        <draw:frame draw:style-name="gr4" draw:text-style-name="P5" draw:layer="layout" svg:width="5.715cm" svg:height="1.905cm" svg:x="10.895cm" svg:y="11.53cm">
          <draw:text-box>
            <text:p text:style-name="P4"><text:span text:style-name="T1">Discontinue processing of DO/LOOP group if WHILE condition is not met.</text:span></text:p>
          </draw:text-box>
        </draw:frame>
        <draw:frame draw:style-name="gr4" draw:text-style-name="P5" draw:layer="layout" svg:width="5.715cm" svg:height="1.905cm" svg:x="10.895cm" svg:y="15.975cm">
          <draw:text-box>
            <text:p text:style-name="P4"><text:span text:style-name="T1">Discontinue processing of DO/LOOP group if UNTIL condition is me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51cm" fo:page-height="20.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9T11:01:59</meta:creation-date>
    <dc:creator>Jean Louis Faucher</dc:creator>
    <dc:date>2009-12-09T22:45:57.98</dc:date>
    <dc:language>en-US</dc:language>
    <meta:editing-cycles>6</meta:editing-cycles>
    <meta:editing-duration>PT00H18M11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